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3.75cm" fo:min-width="0cm" draw:shadow="hidden"/>
    </style:style>
    <style:style style:name="gr3" style:family="graphic" style:parent-style-name="standard">
      <style:graphic-properties draw:stroke="none" draw:fill="solid" draw:fill-color="#000000" draw:textarea-horizontal-align="center" draw:textarea-vertical-align="middle" fo:min-height="1.555cm" draw:shadow="hidden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5.31cm" fo:min-width="0cm" draw:shadow="hidden"/>
    </style:style>
    <style:style style:name="gr5" style:family="graphic" style:parent-style-name="standard">
      <style:graphic-properties draw:stroke="none" draw:fill="solid" draw:fill-color="#000000" draw:textarea-horizontal-align="center" draw:textarea-vertical-align="middle" fo:min-height="1.644cm" draw:shadow="hidden"/>
    </style:style>
    <style:style style:name="gr6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7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.25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style:font-name="Comic Sans MS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P3" style:family="paragraph">
      <style:paragraph-properties fo:line-height="100%" fo:text-align="center"/>
      <style:text-properties style:font-name="DejaVu Sans"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text-align="center"/>
      <style:text-properties style:font-name="Arial Black" fo:font-size="32pt" style:font-size-asian="32pt" style:font-size-complex="32pt"/>
    </style:style>
  </office:automatic-styles>
  <office:body>
    <office:drawing>
      <draw:page draw:name="page1" draw:style-name="dp1" draw:master-page-name="Обычный">
        <draw:g>
          <draw:g>
            <draw:path draw:style-name="gr1" draw:text-style-name="P1" draw:layer="layout" svg:width="4.899cm" svg:height="4.899cm" svg:x="1cm" svg:y="1.9cm" svg:viewBox="0 0 4900 4900" svg:d="m0 4900c0-1633 0-3267 0-4900 1633 0 3267 0 4900 0 0 1633 0 3267 0 4900-1633 0-3267 0-4900 0z">
              <text:p/>
            </draw:path>
            <draw:path draw:style-name="gr2" draw:text-style-name="P2" draw:layer="layout" svg:width="2.419cm" svg:height="2.805cm" svg:x="2.119cm" svg:y="2.474cm" svg:viewBox="0 0 2420 2806" svg:d="m2156 2805c-98-3-196-119-296-346-65-146-122-315-169-506-92 14-242 28-450 41-196 14-346 30-450 49-57 136-157 341-298 615-55 90-130 134-227 134-68 0-130-23-184-69-55-47-82-106-82-178 0-63 91-278 272-644-18-38-25-74-23-108 5-59 65-106 181-139 176-305 372-622 588-949 310-470 501-705 573-705 136 0 227 82 273 247 25 133 64 332 117 598 76 357 168 765 277 1226 9 34 41 116 95 245 45 107 67 187 67 240 0 72-27 132-81 181-54 48-115 71-183 68zm-694-1908c-97 166-230 392-400 679 56-13 143-23 261-30 139-9 226-16 262-21-30-161-71-370-123-628z">
              <text:p/>
            </draw:path>
            <draw:path draw:style-name="gr3" draw:text-style-name="P3" draw:layer="layout" svg:width="0.846cm" svg:height="1.066cm" svg:x="3.068cm" svg:y="5.586cm" svg:viewBox="0 0 847 1067" svg:d="m582 531c0-128-12-219-36-271s-65-79-122-79-98 26-122 79-37 143-37 271c0 130 12 222 37 275s65 80 122 80c56 0 97-27 121-80s37-145 37-275zm265 3c0 170-37 302-110 394s-178 139-313 139c-136 0-240-46-314-139s-110-224-110-394c0-171 37-303 110-395s178-139 314-139c135 0 239 46 313 139s110 224 110 395z">
              <text:p/>
            </draw:path>
          </draw:g>
          <draw:g>
            <draw:path draw:style-name="gr1" draw:text-style-name="P1" draw:layer="layout" svg:width="4.899cm" svg:height="4.899cm" svg:x="6.4cm" svg:y="1.9cm" svg:viewBox="0 0 4900 4900" svg:d="m0 4900c0-1633 0-3267 0-4900 1633 0 3267 0 4900 0 0 1633 0 3267 0 4900-1633 0-3267 0-4900 0z">
              <text:p/>
            </draw:path>
            <draw:path draw:style-name="gr2" draw:text-style-name="P2" draw:layer="layout" svg:width="2.041cm" svg:height="3.011cm" svg:x="7.875cm" svg:y="2.241cm" svg:viewBox="0 0 2042 3012" svg:d="m1395 2850c-289 108-654 162-1096 162-74 0-141-31-200-93-59-62-88-128-88-199v-1972c-4-84-7-169-9-253-4-96-1-176 9-242 17-117 126-187 325-212 95-27 251-41 469-41 235 0 459 76 674 227 251 176 377 396 377 660 0 143-26 263-78 361-41 80-112 165-214 255 121 58 227 147 320 264 106 132 158 263 158 393 0 165-90 321-269 469-121 98-247 171-378 221zm-590-2346c-160 0-256 1-288 4l2 394-2 391c113 14 198 18 255 13 379-30 569-169 569-419 0-88-56-173-167-254-116-86-239-129-369-129zm218 1315c-113 0-282-4-506-13v696c213-11 444-52 694-123 218-62 326-129 323-201-3-95-73-180-210-254-106-60-207-95-301-105z">
              <text:p/>
            </draw:path>
            <draw:path draw:style-name="gr3" draw:text-style-name="P3" draw:layer="layout" svg:width="0.724cm" svg:height="1.028cm" svg:x="8.56cm" svg:y="5.604cm" svg:viewBox="0 0 725 1029" svg:d="m6 846c78 0 156 0 234 0 0-222 0-443 0-665-80 17-160 33-240 50 0-60 0-121 0-181 80-17 159-33 239-50 84 0 168 0 252 0 0 282 0 564 0 846 78 0 156 0 234 0 0 61 0 122 0 183-240 0-479 0-719 0 0-61 0-122 0-183z">
              <text:p/>
            </draw:path>
          </draw:g>
          <draw:g>
            <draw:path draw:style-name="gr1" draw:text-style-name="P1" draw:layer="layout" svg:width="4.899cm" svg:height="4.899cm" svg:x="11.9cm" svg:y="1.9cm" svg:viewBox="0 0 4900 4900" svg:d="m0 4900c0-1633 0-3267 0-4900 1633 0 3267 0 4900 0 0 1633 0 3267 0 4900-1633 0-3267 0-4900 0z">
              <text:p/>
            </draw:path>
            <draw:path draw:style-name="gr4" draw:text-style-name="P2" draw:layer="layout" svg:width="2.218cm" svg:height="2.877cm" svg:x="13.218cm" svg:y="2.331cm" svg:viewBox="0 0 2219 2878" svg:d="m1961 852c-112 0-194-59-248-177-24-56-49-89-74-100-19-9-68-13-147-13-156 0-337 121-541 364-287 340-430 658-430 955 0 135 45 251 136 348s199 145 325 145c123 0 248-32 374-97 45-23 139-84 283-182 97-65 170-97 219-97 75 0 138 27 190 82 49 51 73 109 73 175 0 73-32 137-97 191-341 288-688 432-1042 432-279 0-514-102-707-305-183-196-275-427-275-692 0-416 182-840 545-1273 309-367 625-550 947-550 55 0 104 2 148 5s83 10 116 17c55-53 120-80 197-80 127 0 205 73 235 218 21 104 31 225 31 364 0 62-18 119-54 170-47 67-115 100-204 100z">
              <text:p/>
            </draw:path>
            <draw:path draw:style-name="gr5" draw:text-style-name="P3" draw:layer="layout" svg:width="0.747cm" svg:height="1.046cm" svg:x="14.012cm" svg:y="5.586cm" svg:viewBox="0 0 748 1047" svg:d="m295 852h453v195h-748v-195l376-331c33-30 58-60 74-89s24-59 24-90c0-49-16-87-49-117s-75-44-129-44c-41 0-86 9-135 27s-102 44-158 79v-226c60-20 119-35 177-45s116-16 172-16c123 0 218 27 287 81s102 130 102 227c0 56-14 108-43 157s-90 113-183 194z">
              <text:p/>
            </draw:path>
          </draw:g>
          <draw:g>
            <draw:path draw:style-name="gr1" draw:text-style-name="P1" draw:layer="layout" svg:width="4.899cm" svg:height="4.899cm" svg:x="1cm" svg:y="8cm" svg:viewBox="0 0 4900 4900" svg:d="m0 4900c0-1633 0-3267 0-4900 1633 0 3267 0 4900 0 0 1633 0 3267 0 4900-1633 0-3267 0-4900 0z">
              <text:p/>
            </draw:path>
            <draw:path draw:style-name="gr4" draw:text-style-name="P2" draw:layer="layout" svg:width="2.367cm" svg:height="3.078cm" svg:x="2.216cm" svg:y="8.429cm" svg:viewBox="0 0 2368 3079" svg:d="m259 2913c-74-1-135-26-185-75s-74-108-74-178c0-124 6-310 18-558s17-434 17-558c0-138-2-344-8-619s-8-482-8-620c0-68 32-136 98-204s136-101 210-101c41 0 144 38 309 115 192 92 307 144 343 155 363 118 673 300 930 547 306 294 459 619 459 975 0 214-52 418-158 612-105 197-250 355-433 474-206 134-496 201-869 201-91 0-195-13-313-39-142-32-255-75-336-127zm1045-1912c-120-76-378-195-774-357v1841c49 31 104 55 167 70s132 23 209 23c268 0 460-37 577-111 110-71 198-167 263-289s98-248 98-379c0-308-180-574-540-798z">
              <text:p/>
            </draw:path>
            <draw:path draw:style-name="gr5" draw:text-style-name="P3" draw:layer="layout" svg:width="0.774cm" svg:height="1.066cm" svg:x="3.094cm" svg:y="11.686cm" svg:viewBox="0 0 775 1067" svg:d="m563 493c69 18 122 49 158 93s54 101 54 169c0 102-39 179-117 232s-192 80-342 80c-53 0-106-4-159-13-53-8-105-21-157-38v-205c50 25 99 43 148 56s97 19 144 19c71 0 124-12 162-36s56-59 56-105c0-47-19-82-58-106s-95-36-170-36h-106v-171h112c67 0 116-10 149-31s49-53 49-96c0-39-16-70-48-92s-76-32-134-32c-43 0-86 5-130 14s-87 24-130 43v-194c52-15 104-26 156-33s102-11 151-11c134 0 234 22 300 66s100 110 100 198c0 60-16 109-48 148s-78 65-140 81z">
              <text:p/>
            </draw:path>
          </draw:g>
          <draw:g>
            <draw:path draw:style-name="gr1" draw:text-style-name="P1" draw:layer="layout" svg:width="4.899cm" svg:height="4.899cm" svg:x="6.4cm" svg:y="8cm" svg:viewBox="0 0 4900 4900" svg:d="m0 4900c0-1633 0-3267 0-4900 1633 0 3267 0 4900 0 0 1633 0 3267 0 4900-1633 0-3267 0-4900 0z">
              <text:p/>
            </draw:path>
            <draw:path draw:style-name="gr2" draw:text-style-name="P2" draw:layer="layout" svg:width="2.144cm" svg:height="3.169cm" svg:x="7.8cm" svg:y="8.278cm" svg:viewBox="0 0 2145 3170" svg:d="m1888 601c-25 0-51-4-78-11-201-55-396-82-586-82-93 0-193 7-299 22s-221 37-341 67c0 165-5 410-17 735 70-5 312-28 728-69 237-23 387-35 450-35 73 0 136 23 188 70s78 108 78 185c0 147-79 231-236 251-99 7-248 20-445 37-176 20-441 44-796 73-9 157-13 284-13 381 0 243 14 381 43 415 13 16 91 24 234 24 77 0 193-2 348-6s271-5 348-5c25 0 61-4 110-11s84-11 108-11c71 0 133 20 184 61 58 46 87 110 87 193 0 139-72 222-218 250-124 23-381 35-772 35-404 0-667-55-790-164-135-120-203-380-203-781 0-166 12-416 36-749s37-582 37-747c0-43-7-107-19-192s-19-149-19-193c0-188 87-283 261-283 54 0 105 16 150 47 144-36 281-63 411-81s252-27 367-27c313 0 563 36 750 108 114 43 171 122 171 236 0 65-22 122-67 171-50 57-113 86-190 86z">
              <text:p/>
            </draw:path>
            <draw:path draw:style-name="gr3" draw:text-style-name="P3" draw:layer="layout" svg:width="0.853cm" svg:height="1.028cm" svg:x="8.463cm" svg:y="11.704cm" svg:viewBox="0 0 854 1029" svg:d="m456 218c-97 144-194 287-291 431 97 0 194 0 291 0 0-144 0-287 0-431zm-44-218c98 0 197 0 295 0 0 216 0 433 0 649 49 0 98 0 147 0 0 64 0 128 0 192-49 0-98 0-147 0 0 63 0 125 0 188-84 0-167 0-251 0 0-63 0-125 0-188-152 0-304 0-456 0 0-76 0-152 0-227 137-205 275-409 412-614z">
              <text:p/>
            </draw:path>
          </draw:g>
          <draw:g>
            <draw:path draw:style-name="gr1" draw:text-style-name="P1" draw:layer="layout" svg:width="4.899cm" svg:height="4.899cm" svg:x="11.9cm" svg:y="8cm" svg:viewBox="0 0 4900 4900" svg:d="m0 4900c0-1633 0-3267 0-4900 1633 0 3267 0 4900 0 0 1633 0 3267 0 4900-1633 0-3267 0-4900 0z">
              <text:p/>
            </draw:path>
            <draw:path draw:style-name="gr4" draw:text-style-name="P2" draw:layer="layout" svg:width="2.047cm" svg:height="3.123cm" svg:x="13.298cm" svg:y="8.338cm" svg:viewBox="0 0 2048 3124" svg:d="m1792 601c-29 0-61-6-95-17-160-52-356-78-586-78-76 0-163 5-262 15s-208 25-328 45c2 238 2 442 0 613 188-45 345-68 469-68 230 0 431 10 602 31 160 20 240 104 240 253 0 72-25 132-76 181s-113 72-186 72c-64 0-161-5-290-15s-226-14-290-14c-91 0-247 28-469 85v1167c0 71-28 132-85 180s-121 73-194 73c-72 0-130-24-175-72-45-48-67-108-67-181v-2132c0-49 1-122 3-220s3-171 3-219c0-74 24-134 73-183s111-72 185-72c47 0 89 9 125 28 144-25 276-44 396-55s229-18 326-18c141 0 319 29 534 87 269 74 403 159 403 255 0 71-25 132-75 183s-111 76-181 76z">
              <text:p/>
            </draw:path>
            <draw:path draw:style-name="gr5" draw:text-style-name="P3" draw:layer="layout" svg:width="0.773cm" svg:height="1.048cm" svg:x="14.009cm" svg:y="11.704cm" svg:viewBox="0 0 774 1049" svg:d="m41 0h659v195h-447v159c20-5 40-10 61-13s41-4 63-4c126 0 223 31 293 94s104 150 104 262c0 112-38 199-114 262s-181 94-316 94c-59 0-116-6-174-17-57-11-114-28-170-51v-209c56 32 109 56 159 72s98 24 143 24c64 0 115-16 152-47s55-74 55-128c0-54-18-97-55-128s-88-47-152-47c-38 0-79 5-122 15s-89 25-139 46z">
              <text:p/>
            </draw:path>
          </draw:g>
          <draw:g>
            <draw:path draw:style-name="gr1" draw:text-style-name="P1" draw:layer="layout" svg:width="4.899cm" svg:height="4.899cm" svg:x="1cm" svg:y="13.9cm" svg:viewBox="0 0 4900 4900" svg:d="m0 4900c0-1633 0-3267 0-4900 1633 0 3267 0 4900 0 0 1633 0 3267 0 4900-1633 0-3267 0-4900 0z">
              <text:p/>
            </draw:path>
            <draw:path draw:style-name="gr4" draw:text-style-name="P2" draw:layer="layout" svg:width="2.522cm" svg:height="3.05cm" svg:x="2.023cm" svg:y="14.301cm" svg:viewBox="0 0 2523 3051" svg:d="m2411 1829c-84 369-254 665-510 887-259 223-563 335-911 335-330 0-578-87-743-261-165-175-247-436-247-785 0-317 78-643 234-976s358-604 603-811c173-145 357-218 555-218 120 0 284 43 491 130 245 103 368 213 368 330 0 66-25 126-76 179s-114 79-188 79c-37 0-120-35-247-105s-243-105-348-105c-112 0-263 120-453 361-276 350-414 728-414 1136 0 208 30 348 91 423 64 78 189 117 374 117 189 0 356-54 500-162 153-114 266-280 339-498-288 22-539 81-752 176-38 18-77 26-115 26-77 0-141-28-192-85-46-51-69-109-69-173 0-190 225-323 674-398 253-43 548-64 885-64 75 0 137 25 187 73s76 108 76 179c0 90-38 160-112 210z">
              <text:p/>
            </draw:path>
            <draw:path draw:style-name="gr5" draw:text-style-name="P3" draw:layer="layout" svg:width="0.817cm" svg:height="1.065cm" svg:x="3.088cm" svg:y="17.587cm" svg:viewBox="0 0 818 1066" svg:d="m423 538c-47 0-81 15-104 45s-35 75-35 136 12 105 35 135 57 45 104 45c46 0 81-15 104-45s35-75 35-135-12-106-35-136-58-45-104-45zm327-493v190c-44-21-85-36-123-46s-76-15-113-15c-79 0-140 22-184 66s-70 108-77 195c30-23 63-40 98-51s74-17 116-17c105 0 190 31 254 92s97 143 97 242c0 111-36 199-108 265s-169 100-290 100c-134 0-237-45-310-135s-110-219-110-385c0-170 43-303 128-400s203-146 352-146c48 0 93 4 138 11s88 19 132 34z">
              <text:p/>
            </draw:path>
          </draw:g>
          <draw:g>
            <draw:path draw:style-name="gr1" draw:text-style-name="P1" draw:layer="layout" svg:width="4.899cm" svg:height="4.899cm" svg:x="6.4cm" svg:y="13.9cm" svg:viewBox="0 0 4900 4900" svg:d="m0 4900c0-1633 0-3267 0-4900 1633 0 3267 0 4900 0 0 1633 0 3267 0 4900-1633 0-3267 0-4900 0z">
              <text:p/>
            </draw:path>
            <draw:path draw:style-name="gr2" draw:text-style-name="P2" draw:layer="layout" svg:width="2.59cm" svg:height="2.972cm" svg:x="7.833cm" svg:y="14.273cm" svg:viewBox="0 0 2591 2973" svg:d="m2584 299c-25 91-37 170-37 237 0 35-4 89-10 162s-11 127-11 162c0 118-6 294-18 526s-19 409-19 527c0 91 7 227 21 408s20 316 20 407c0 69-24 127-72 174s-109 71-181 71c-73 0-136-23-190-70-53-46-80-103-80-170 0-91-4-226-12-408s-12-316-12-407c0-71 1-133 4-188-195 9-435 39-722 91-238 44-476 88-714 132-3 79-11 211-26 395-13 162-19 294-19 397 0 64-24 118-73 162s-108 66-180 66c-72 0-132-23-180-69s-73-102-73-169c0-122 11-305 33-548s32-427 32-549c0-155 4-388 11-700s11-545 11-700c0-67 25-123 73-169s109-69 180-69 133 24 181 71 72 104 72 173c0 94-3 236-10 425s-10 331-10 425c0 31-4 90-13 178-7 82-11 145-9 188l714-134c279-49 520-78 722-85 5-84 13-310 24-677 3-96 32-207 87-333 70-154 149-231 237-231 65 0 124 22 175 65 54 48 81 107 81 178 0 19-2 37-7 56z">
              <text:p/>
            </draw:path>
            <draw:path draw:style-name="gr3" draw:text-style-name="P3" draw:layer="layout" svg:width="0.774cm" svg:height="1.028cm" svg:x="8.494cm" svg:y="17.604cm" svg:viewBox="0 0 775 1029" svg:d="m0 0c258 0 517 0 775 0 0 50 0 100 0 150-134 293-267 586-401 879-86 0-172 0-258 0 126-278 253-556 379-834-165 0-330 0-495 0 0-65 0-130 0-195z">
              <text:p/>
            </draw:path>
          </draw:g>
          <draw:g>
            <draw:path draw:style-name="gr1" draw:text-style-name="P1" draw:layer="layout" svg:width="4.899cm" svg:height="4.899cm" svg:x="11.9cm" svg:y="13.9cm" svg:viewBox="0 0 4900 4900" svg:d="m0 4900c0-1633 0-3267 0-4900 1633 0 3267 0 4900 0 0 1633 0 3267 0 4900-1633 0-3267 0-4900 0z">
              <text:p/>
            </draw:path>
            <draw:path draw:style-name="gr5" draw:text-style-name="P3" draw:layer="layout" svg:width="0.807cm" svg:height="1.066cm" svg:x="13.986cm" svg:y="17.586cm" svg:viewBox="0 0 808 1067" svg:d="m405 587c-49 0-88 14-114 41s-40 65-40 116 13 89 40 116 65 40 114 40c49 0 87-13 113-40s39-66 39-116c0-51-13-90-39-117s-64-40-113-40zm-193-87c-63-19-110-48-141-87s-48-88-48-146c0-87 32-153 97-199s160-68 285-68c125 0 219 23 284 68s97 111 97 199c0 58-16 107-48 146s-79 68-142 87c70 19 123 50 159 94s53 98 53 164c0 102-34 179-102 231s-168 78-301 78c-134 0-235-26-303-78s-102-129-102-231c0-66 18-121 53-164s89-75 159-94zm62-206c0 41 11 72 34 94s55 33 98 33c41 0 73-11 95-33s34-53 34-94-11-73-34-94-54-33-95-33c-43 0-75 11-98 33s-34 53-34 94z">
              <text:p/>
            </draw:path>
          </draw:g>
          <draw:g>
            <draw:path draw:style-name="gr1" draw:text-style-name="P1" draw:layer="layout" svg:width="4.899cm" svg:height="4.899cm" svg:x="1cm" svg:y="20.2cm" svg:viewBox="0 0 4900 4900" svg:d="m0 4900c0-1633 0-3267 0-4900 1633 0 3267 0 4900 0 0 1633 0 3267 0 4900-1633 0-3267 0-4900 0z">
              <text:p/>
            </draw:path>
            <draw:path draw:style-name="gr4" draw:text-style-name="P2" draw:layer="layout" svg:width="2.592cm" svg:height="2.901cm" svg:x="1.972cm" svg:y="20.717cm" svg:viewBox="0 0 2593 2902" svg:d="m2348 584c-68 42-152 96-251 162-210 155-458 422-745 800-219 295-439 591-658 887l-8 10c91-3 309-12 655-26 272-13 488-19 650-19 177 0 297 7 360 20 149 33 226 104 231 214 4 82-25 147-85 194-52 41-115 61-188 61-36 0-90-2-162-6-72-5-126-7-162-7-189 0-472 5-849 14s-661 14-850 14c-80 0-146-20-199-61-58-45-87-108-87-188 0-89 39-195 117-318 25-39 95-132 210-281 204-272 408-543 612-813 244-313 471-566 683-759-193 13-341 20-443 20h-751c-14 0-34 1-60 3s-46 3-59 3c-73 0-135-21-186-63-57-48-86-111-86-190 0-170 126-255 378-255 85 0 213 5 383 16s298 16 383 16c96 0 239-3 429-8s333-7 429-7c370 0 554 80 554 242 0 103-82 211-245 325z">
              <text:p/>
            </draw:path>
            <draw:path draw:style-name="gr5" draw:text-style-name="P3" draw:layer="layout" svg:width="0.817cm" svg:height="1.065cm" svg:x="3.073cm" svg:y="23.887cm" svg:viewBox="0 0 818 1066" svg:d="m68 1023v-190c42 20 83 34 121 44s77 15 115 15c79 0 140-22 184-66s70-109 78-195c-31 23-64 40-100 52s-74 17-115 17c-105 0-190-31-254-92s-97-142-97-242c0-111 36-200 108-266s168-100 289-100c134 0 237 45 311 136s110 218 110 384c0 170-43 303-129 400s-203 146-353 146c-48 0-94-4-139-11-44-7-87-18-129-32zm328-495c46 0 81-15 104-45s35-75 35-135c0-60-12-105-35-136s-58-45-104-45-82 15-105 45-35 76-35 136c0 60 12 105 35 135s58 45 105 45z">
              <text:p/>
            </draw:path>
          </draw:g>
          <draw:g>
            <draw:path draw:style-name="gr1" draw:text-style-name="P4" draw:layer="layout" svg:width="4.899cm" svg:height="2.299cm" svg:x="6.4cm" svg:y="20.2cm" svg:viewBox="0 0 4900 2300" svg:d="m0 2300c0-767 0-1533 0-2300 1633 0 3267 0 4900 0 0 767 0 1533 0 2300-1633 0-3267 0-4900 0z">
              <text:p/>
            </draw:path>
          </draw:g>
          <draw:g>
            <draw:path draw:style-name="gr1" draw:text-style-name="P1" draw:layer="layout" svg:width="4.899cm" svg:height="2.299cm" svg:x="11.9cm" svg:y="20.2cm" svg:viewBox="0 0 4900 2300" svg:d="m0 2300c0-767 0-1533 0-2300 1633 0 3267 0 4900 0 0 767 0 1533 0 2300-1633 0-3267 0-4900 0z">
              <text:p/>
            </draw:path>
          </draw:g>
          <draw:g>
            <draw:path draw:style-name="gr6" draw:text-style-name="P4" draw:layer="layout" svg:width="0.836cm" svg:height="0.835cm" svg:x="13.301cm" svg:y="21.001cm" svg:viewBox="0 0 837 836" svg:d="m0 419c0-132 37-235 110-309s176-110 307-110c135 0 238 36 311 108s109 174 109 304c0 94-16 172-48 232s-77 108-137 142-135 50-225 50c-91 0-166-15-226-44s-108-75-145-137-56-142-56-236zm250 1c0 81 15 140 45 176s72 53 124 53c53 0 95-17 124-52s44-98 44-188c0-77-15-132-46-167s-72-53-124-53c-51 0-91 18-121 54s-46 94-46 177z">
              <text:p/>
            </draw:path>
            <draw:path draw:style-name="gr6" draw:text-style-name="P4" draw:layer="layout" svg:width="0.855cm" svg:height="0.807cm" svg:x="14.274cm" svg:y="21.015cm" svg:viewBox="0 0 856 808" svg:d="m0 0c83 0 167 0 250 0 0 102 0 204 0 305 87-101 174-203 261-305 111 0 221 0 332 0-98 102-196 203-294 305 103 167 205 335 307 503-103 0-205 0-308 0-56-110-112-220-169-331-43 45-86 90-129 135 0 65 0 131 0 196-83 0-167 0-250 0 0-269 0-539 0-808z">
              <text:p/>
            </draw:path>
          </draw:g>
        </draw:g>
        <draw:g>
          <draw:path draw:style-name="gr7" draw:text-style-name="P4" draw:layer="layout" svg:width="0.459cm" svg:height="0.597cm" svg:x="6.62cm" svg:y="21.072cm" svg:viewBox="0 0 460 598" svg:d="m0 13h210v96c20-42 41-70 62-86s48-23 80-23c33 0 69 10 108 31l-69 160c-27-11-48-17-63-17-29 0-52 12-68 36-23 34-35 98-35 192v196h-225z">
            <text:p/>
          </draw:path>
          <draw:path draw:style-name="gr7" draw:text-style-name="P4" draw:layer="layout" svg:width="0.677cm" svg:height="0.61cm" svg:x="7.111cm" svg:y="21.072cm" svg:viewBox="0 0 678 611" svg:d="m678 361h-450c4 36 14 63 29 80 22 25 50 38 85 38 22 0 43-5 63-16 12-7 25-20 39-37l221 20c-34 59-75 101-122 127-48 25-117 38-206 38-77 0-138-11-183-33-44-22-81-56-110-104s-44-103-44-167c0-92 29-166 88-222s139-85 243-85c84 0 150 13 198 38s86 62 111 110 38 111 38 188zm-228-108c-4-43-16-74-35-92s-44-28-75-28c-36 0-64 14-85 42-14 17-23 43-26 78z">
            <text:p/>
          </draw:path>
          <draw:path draw:style-name="gr7" draw:text-style-name="P4" draw:layer="layout" svg:width="0.622cm" svg:height="0.61cm" svg:x="7.852cm" svg:y="21.072cm" svg:viewBox="0 0 623 611" svg:d="m0 435 223-21c9 27 22 45 39 57s38 17 66 17c30 0 53-6 70-19 13-10 19-22 19-36 0-16-8-28-25-37-12-6-44-14-97-23-78-14-132-26-162-38s-56-31-77-58-31-59-31-94c0-39 11-72 34-100s53-49 92-62 92-21 159-21c69 0 121 5 154 16s61 27 84 49 40 53 55 91l-213 21c-5-18-15-32-28-41-17-11-38-17-63-17-26 0-44 4-56 13s-17 20-17 33c0 14 7 25 22 32s47 14 96 20c75 9 130 20 166 35s65 37 84 65 29 58 29 91c0 34-10 67-31 99s-52 57-96 76c-44 19-104 28-180 28-107 0-183-15-229-46s-74-74-87-130z">
            <text:p/>
          </draw:path>
          <draw:path draw:style-name="gr7" draw:text-style-name="P4" draw:layer="layout" svg:width="0.439cm" svg:height="0.82cm" svg:x="8.545cm" svg:y="20.862cm" svg:viewBox="0 0 440 821" svg:d="m308 0v223h123v164h-123v207c0 25 2 41 7 49 8 13 20 19 39 19 16 0 40-5 69-14l17 155c-56 12-107 18-156 18-56 0-97-7-123-21-27-15-46-36-59-66s-19-76-19-141v-206h-83v-164h83v-108z">
            <text:p/>
          </draw:path>
          <draw:path draw:style-name="gr7" draw:text-style-name="P4" draw:layer="layout" svg:width="0.673cm" svg:height="0.61cm" svg:x="9.058cm" svg:y="21.072cm" svg:viewBox="0 0 674 611" svg:d="m232 202-214-22c8-37 20-67 35-88s37-40 66-56c20-12 49-20 85-27s75-9 116-9c68 0 122 4 162 11s75 24 102 47c19 17 34 40 45 71s17 59 17 86v259c0 27 2 49 5 64s11 36 23 60h-210c-9-15-14-27-17-35s-5-20-7-37c-30 28-59 49-88 61-40 16-86 24-139 24-69 0-122-16-159-48s-54-73-54-120c0-45 13-81 39-110 26-28 74-50 145-64 84-17 139-28 164-35s51-16 79-27c0-27-6-47-17-58s-32-16-60-16c-37 0-65 6-83 18-15 9-26 26-35 51zm195 118c-31 11-63 21-97 29-45 12-74 24-86 36-13 12-19 26-19 41 0 18 6 32 18 43s31 17 55 17c25 0 48-6 70-18s36-27 45-44 14-40 14-68z">
            <text:p/>
          </draw:path>
          <draw:path draw:style-name="gr7" draw:text-style-name="P4" draw:layer="layout" svg:width="0.459cm" svg:height="0.597cm" svg:x="9.842cm" svg:y="21.072cm" svg:viewBox="0 0 460 598" svg:d="m0 13h210v96c20-42 41-70 62-86s48-23 80-23c33 0 69 10 108 31l-69 160c-27-11-48-17-63-17-29 0-52 12-68 36-23 34-35 98-35 192v196h-225z">
            <text:p/>
          </draw:path>
          <draw:path draw:style-name="gr7" draw:text-style-name="P4" draw:layer="layout" svg:width="0.439cm" svg:height="0.82cm" svg:x="10.361cm" svg:y="20.862cm" svg:viewBox="0 0 440 821" svg:d="m308 0v223h123v164h-123v207c0 25 2 41 7 49 8 13 20 19 39 19 16 0 40-5 69-14l17 155c-56 12-107 18-156 18-56 0-97-7-123-21-27-15-46-36-59-66s-19-76-19-141v-206h-83v-164h83v-10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6T12:08:24.487000000</meta:creation-date>
    <dc:date>2016-11-06T13:01:44.114000000</dc:date>
    <meta:editing-duration>PT1M6S</meta:editing-duration>
    <meta:editing-cycles>3</meta:editing-cycles>
    <meta:generator>LibreOffice/4.1.3.2$Windows_x86 LibreOffice_project/70feb7d99726f064edab4605a8ab840c50ec57a</meta:generator>
    <meta:document-statistic meta:object-count="5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версия с текстом" VL:creator="" dc:date-time="2016-11-06T13:00:53"/>
</VL:version-list>
</file>